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.000578126">
            <text:p>0,000578126</text:p>
          </table:table-cell>
          <table:table-cell table:style-name="ce1" office:value-type="float" office:value="1.3">
            <text:p>1,3</text:p>
          </table:table-cell>
          <table:table-cell office:value-type="float" office:value="0.204724">
            <text:p>0,204724</text:p>
          </table:table-cell>
          <table:table-cell office:value-type="float" office:value="0.0174489">
            <text:p>0,0174489</text:p>
          </table:table-cell>
          <table:table-cell office:value-type="float" office:value="0.419315">
            <text:p>0,419315</text:p>
          </table:table-cell>
          <table:table-cell office:value-type="float" office:value="0.00183825">
            <text:p>0,00183825</text:p>
          </table:table-cell>
          <table:table-cell office:value-type="float" office:value="0.179688">
            <text:p>0,179688</text:p>
          </table:table-cell>
          <table:table-cell office:value-type="float" office:value="0.00931696">
            <text:p>0,00931696</text:p>
          </table:table-cell>
          <table:table-cell office:value-type="float" office:value="0.0221035">
            <text:p>0,0221035</text:p>
          </table:table-cell>
          <table:table-cell office:value-type="float" office:value="0.882642">
            <text:p>0,882642</text:p>
          </table:table-cell>
          <table:table-cell office:value-type="float" office:value="0.271225">
            <text:p>0,271225</text:p>
          </table:table-cell>
          <table:table-cell table:style-name="ce1" office:value-type="float" office:value="2.6306">
            <text:p>2,6306</text:p>
          </table:table-cell>
        </table:table-row>
        <table:table-row table:style-name="ro1">
          <table:table-cell office:value-type="float" office:value="0.000814001">
            <text:p>0,000814001</text:p>
          </table:table-cell>
          <table:table-cell office:value-type="float" office:value="1.28125">
            <text:p>1,28125</text:p>
          </table:table-cell>
          <table:table-cell office:value-type="float" office:value="0.322835">
            <text:p>0,322835</text:p>
          </table:table-cell>
          <table:table-cell office:value-type="float" office:value="-0.0273369">
            <text:p>-0,0273369</text:p>
          </table:table-cell>
          <table:table-cell office:value-type="float" office:value="0.590457">
            <text:p>0,590457</text:p>
          </table:table-cell>
          <table:table-cell office:value-type="float" office:value="0.00244254">
            <text:p>0,00244254</text:p>
          </table:table-cell>
          <table:table-cell office:value-type="float" office:value="0.285156">
            <text:p>0,285156</text:p>
          </table:table-cell>
          <table:table-cell office:value-type="float" office:value="0.0134813">
            <text:p>0,0134813</text:p>
          </table:table-cell>
          <table:table-cell office:value-type="float" office:value="0.0204219">
            <text:p>0,0204219</text:p>
          </table:table-cell>
          <table:table-cell office:value-type="float" office:value="0.710458">
            <text:p>0,710458</text:p>
          </table:table-cell>
          <table:table-cell office:value-type="float" office:value="0.224444">
            <text:p>0,224444</text:p>
          </table:table-cell>
          <table:table-cell office:value-type="float" office:value="3.06188">
            <text:p>3,06188</text:p>
          </table:table-cell>
        </table:table-row>
        <table:table-row table:style-name="ro1">
          <table:table-cell office:value-type="float" office:value="0.000512558">
            <text:p>0,000512558</text:p>
          </table:table-cell>
          <table:table-cell table:style-name="ce1" office:value-type="float" office:value="1.1875">
            <text:p>1,1875</text:p>
          </table:table-cell>
          <table:table-cell office:value-type="float" office:value="0.149606">
            <text:p>0,149606</text:p>
          </table:table-cell>
          <table:table-cell office:value-type="float" office:value="-0.00338288">
            <text:p>-0,00338288</text:p>
          </table:table-cell>
          <table:table-cell office:value-type="float" office:value="0.0822666">
            <text:p>0,0822666</text:p>
          </table:table-cell>
          <table:table-cell office:value-type="float" office:value="0.00129794">
            <text:p>0,00129794</text:p>
          </table:table-cell>
          <table:table-cell office:value-type="float" office:value="0.136719">
            <text:p>0,136719</text:p>
          </table:table-cell>
          <table:table-cell office:value-type="float" office:value="0.00768366">
            <text:p>0,00768366</text:p>
          </table:table-cell>
          <table:table-cell office:value-type="float" office:value="0.0221336">
            <text:p>0,0221336</text:p>
          </table:table-cell>
          <table:table-cell office:value-type="float" office:value="0.938717">
            <text:p>0,938717</text:p>
          </table:table-cell>
          <table:table-cell office:value-type="float" office:value="0.291124">
            <text:p>0,291124</text:p>
          </table:table-cell>
          <table:table-cell office:value-type="float" office:value="2.49795">
            <text:p>2,49795</text:p>
          </table:table-cell>
        </table:table-row>
        <table:table-row table:style-name="ro1">
          <table:table-cell office:value-type="float" office:value="0.00301779">
            <text:p>0,00301779</text:p>
          </table:table-cell>
          <table:table-cell office:value-type="float" office:value="2.14286">
            <text:p>2,14286</text:p>
          </table:table-cell>
          <table:table-cell office:value-type="float" office:value="0.354331">
            <text:p>0,354331</text:p>
          </table:table-cell>
          <table:table-cell office:value-type="float" office:value="0.0824333">
            <text:p>0,0824333</text:p>
          </table:table-cell>
          <table:table-cell office:value-type="float" office:value="1.64492">
            <text:p>1,64492</text:p>
          </table:table-cell>
          <table:table-cell office:value-type="float" office:value="0.00174714">
            <text:p>0,00174714</text:p>
          </table:table-cell>
          <table:table-cell office:value-type="float" office:value="0.257812">
            <text:p>0,257812</text:p>
          </table:table-cell>
          <table:table-cell office:value-type="float" office:value="0.013083">
            <text:p>0,013083</text:p>
          </table:table-cell>
          <table:table-cell office:value-type="float" office:value="0.0206529">
            <text:p>0,0206529</text:p>
          </table:table-cell>
          <table:table-cell office:value-type="float" office:value="0.596915">
            <text:p>0,596915</text:p>
          </table:table-cell>
          <table:table-cell office:value-type="float" office:value="0.176948">
            <text:p>0,176948</text:p>
          </table:table-cell>
          <table:table-cell office:value-type="float" office:value="3.82399">
            <text:p>3,82399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formula="of:=MIN([.A1:.A6])" office:value-type="float" office:value="0.000512558">
            <text:p>0,000512558</text:p>
          </table:table-cell>
          <table:table-cell table:formula="of:=MIN([.B1:.B6])" office:value-type="float" office:value="1.1875">
            <text:p>1,1875</text:p>
          </table:table-cell>
          <table:table-cell table:formula="of:=MIN([.C1:.C6])" office:value-type="float" office:value="0.149606">
            <text:p>0,149606</text:p>
          </table:table-cell>
          <table:table-cell table:formula="of:=MIN([.D1:.D6])" office:value-type="float" office:value="-0.0273369">
            <text:p>-0,0273369</text:p>
          </table:table-cell>
          <table:table-cell table:formula="of:=MIN([.E1:.E6])" office:value-type="float" office:value="0.0822666">
            <text:p>0,0822666</text:p>
          </table:table-cell>
          <table:table-cell table:formula="of:=MIN([.F1:.F6])" office:value-type="float" office:value="0.00129794">
            <text:p>0,00129794</text:p>
          </table:table-cell>
          <table:table-cell table:formula="of:=MIN([.G1:.G6])" office:value-type="float" office:value="0.136719">
            <text:p>0,136719</text:p>
          </table:table-cell>
          <table:table-cell table:formula="of:=MIN([.H1:.H6])" office:value-type="float" office:value="0.00768366">
            <text:p>0,00768366</text:p>
          </table:table-cell>
          <table:table-cell table:formula="of:=MIN([.I1:.I6])" office:value-type="float" office:value="0.0204219">
            <text:p>0,0204219</text:p>
          </table:table-cell>
          <table:table-cell table:formula="of:=MIN([.J1:.J6])" office:value-type="float" office:value="0.596915">
            <text:p>0,596915</text:p>
          </table:table-cell>
          <table:table-cell table:formula="of:=MIN([.K1:.K6])" office:value-type="float" office:value="0.176948">
            <text:p>0,176948</text:p>
          </table:table-cell>
          <table:table-cell table:formula="of:=MIN([.L1:.L6])" office:value-type="float" office:value="2.49795">
            <text:p>2,49795</text:p>
          </table:table-cell>
        </table:table-row>
        <table:table-row table:style-name="ro1">
          <table:table-cell table:formula="of:=MAX([.A1:.A6])" office:value-type="float" office:value="0.00301779">
            <text:p>0,00301779</text:p>
          </table:table-cell>
          <table:table-cell table:formula="of:=MAX([.B1:.B6])" office:value-type="float" office:value="2.14286">
            <text:p>2,14286</text:p>
          </table:table-cell>
          <table:table-cell table:formula="of:=MAX([.C1:.C6])" office:value-type="float" office:value="0.354331">
            <text:p>0,354331</text:p>
          </table:table-cell>
          <table:table-cell table:formula="of:=MAX([.D1:.D6])" office:value-type="float" office:value="0.0824333">
            <text:p>0,0824333</text:p>
          </table:table-cell>
          <table:table-cell table:formula="of:=MAX([.E1:.E6])" office:value-type="float" office:value="1.64492">
            <text:p>1,64492</text:p>
          </table:table-cell>
          <table:table-cell table:formula="of:=MAX([.F1:.F6])" office:value-type="float" office:value="0.00244254">
            <text:p>0,00244254</text:p>
          </table:table-cell>
          <table:table-cell table:formula="of:=MAX([.G1:.G6])" office:value-type="float" office:value="0.285156">
            <text:p>0,285156</text:p>
          </table:table-cell>
          <table:table-cell table:formula="of:=MAX([.H1:.H6])" office:value-type="float" office:value="0.0134813">
            <text:p>0,0134813</text:p>
          </table:table-cell>
          <table:table-cell table:formula="of:=MAX([.I1:.I6])" office:value-type="float" office:value="0.0221336">
            <text:p>0,0221336</text:p>
          </table:table-cell>
          <table:table-cell table:formula="of:=MAX([.J1:.J6])" office:value-type="float" office:value="0.938717">
            <text:p>0,938717</text:p>
          </table:table-cell>
          <table:table-cell table:formula="of:=MAX([.K1:.K6])" office:value-type="float" office:value="0.291124">
            <text:p>0,291124</text:p>
          </table:table-cell>
          <table:table-cell table:formula="of:=MAX([.L1:.L6])" office:value-type="float" office:value="3.82399">
            <text:p>3,823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7:32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7:32:33</dc:date>
    <dc:creator>tomko </dc:creator>
    <meta:document-statistic meta:table-count="1" meta:cell-count="72" meta:object-count="0"/>
    <meta:generator>LibreOffice/3.4$Unix LibreOffice_project/340m1$Build-602</meta:generator>
  </office:meta>
</office:document-meta>
</file>